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Preformatted_20_Text" style:list-style-name="L2">
      <style:paragraph-properties fo:margin-top="0in" fo:margin-bottom="0.1965in" style:contextual-spacing="false"/>
    </style:style>
    <style:style style:name="P2" style:family="paragraph" style:parent-style-name="Preformatted_20_Text" style:list-style-name="L3">
      <style:paragraph-properties fo:margin-top="0in" fo:margin-bottom="0.1965in" style:contextual-spacing="false"/>
    </style:style>
    <style:style style:name="P3" style:family="paragraph" style:parent-style-name="Preformatted_20_Text" style:list-style-name="L4">
      <style:paragraph-properties fo:margin-top="0in" fo:margin-bottom="0.1965in" style:contextual-spacing="false"/>
    </style:style>
    <style:style style:name="P4" style:family="paragraph" style:parent-style-name="Preformatted_20_Text" style:list-style-name="L5"/>
    <style:style style:name="P5" style:family="paragraph" style:parent-style-name="Preformatted_20_Text" style:list-style-name="L5">
      <style:paragraph-properties fo:margin-top="0in" fo:margin-bottom="0.1965in" style:contextual-spacing="false"/>
    </style:style>
    <style:style style:name="P6" style:family="paragraph" style:parent-style-name="Preformatted_20_Text" style:list-style-name="L9">
      <style:paragraph-properties fo:margin-top="0in" fo:margin-bottom="0.1965in" style:contextual-spacing="false"/>
    </style:style>
    <style:style style:name="P7" style:family="paragraph" style:parent-style-name="Preformatted_20_Text" style:list-style-name="L10"/>
    <style:style style:name="P8" style:family="paragraph" style:parent-style-name="Preformatted_20_Text" style:list-style-name="L10">
      <style:paragraph-properties fo:margin-top="0in" fo:margin-bottom="0.1965in" style:contextual-spacing="false"/>
    </style:style>
    <style:style style:name="P9" style:family="paragraph" style:parent-style-name="Text_20_body" style:list-style-name="L1"/>
    <style:style style:name="P10" style:family="paragraph" style:parent-style-name="Text_20_body" style:list-style-name="L1">
      <style:paragraph-properties fo:margin-top="0in" fo:margin-bottom="0in" style:contextual-spacing="false"/>
    </style:style>
    <style:style style:name="P11" style:family="paragraph" style:parent-style-name="Text_20_body" style:list-style-name="L2"/>
    <style:style style:name="P12" style:family="paragraph" style:parent-style-name="Text_20_body" style:list-style-name="L4"/>
    <style:style style:name="P13" style:family="paragraph" style:parent-style-name="Text_20_body" style:list-style-name="L4">
      <style:paragraph-properties fo:margin-top="0in" fo:margin-bottom="0in" style:contextual-spacing="false"/>
    </style:style>
    <style:style style:name="P14" style:family="paragraph" style:parent-style-name="Text_20_body" style:list-style-name="L6"/>
    <style:style style:name="P15" style:family="paragraph" style:parent-style-name="Text_20_body" style:list-style-name="L6">
      <style:paragraph-properties fo:margin-top="0in" fo:margin-bottom="0in" style:contextual-spacing="false"/>
    </style:style>
    <style:style style:name="P16" style:family="paragraph" style:parent-style-name="Text_20_body" style:list-style-name="L7"/>
    <style:style style:name="P17" style:family="paragraph" style:parent-style-name="Text_20_body" style:list-style-name="L7">
      <style:paragraph-properties fo:margin-top="0in" fo:margin-bottom="0in" style:contextual-spacing="false"/>
    </style:style>
    <style:style style:name="P18" style:family="paragraph" style:parent-style-name="Text_20_body" style:list-style-name="L8"/>
    <style:style style:name="P19" style:family="paragraph" style:parent-style-name="Text_20_body" style:list-style-name="L8">
      <style:paragraph-properties fo:margin-top="0in" fo:margin-bottom="0in" style:contextual-spacing="false"/>
    </style:style>
    <style:style style:name="P20" style:family="paragraph" style:parent-style-name="Text_20_body" style:list-style-name="L9"/>
    <style:style style:name="P21" style:family="paragraph" style:parent-style-name="Text_20_body" style:list-style-name="L9">
      <style:paragraph-properties fo:margin-top="0in" fo:margin-bottom="0in" style:contextual-spacing="false"/>
    </style:style>
    <style:style style:name="P22" style:family="paragraph" style:parent-style-name="Text_20_body" style:list-style-name="L11"/>
    <style:style style:name="P23" style:family="paragraph" style:parent-style-name="Text_20_body" style:list-style-name="L11">
      <style:paragraph-properties fo:margin-top="0in" fo:margin-bottom="0in" style:contextual-spacing="false"/>
    </style:style>
    <style:style style:name="P24" style:family="paragraph" style:parent-style-name="Text_20_body" style:list-style-name="L12"/>
    <style:style style:name="P25" style:family="paragraph" style:parent-style-name="Text_20_body" style:list-style-name="L12">
      <style:paragraph-properties fo:margin-top="0in" fo:margin-bottom="0in" style:contextual-spacing="false"/>
    </style:style>
    <style:style style:name="P26" style:family="paragraph" style:parent-style-name="Text_20_body" style:list-style-name="L13"/>
    <style:style style:name="P27" style:family="paragraph" style:parent-style-name="Text_20_body" style:list-style-name="L13">
      <style:paragraph-properties fo:margin-top="0in" fo:margin-bottom="0in" style:contextual-spacing="false"/>
    </style:style>
    <style:style style:name="P28" style:family="paragraph" style:parent-style-name="Text_20_body" style:list-style-name="L14"/>
    <style:style style:name="P29" style:family="paragraph" style:parent-style-name="Text_20_body" style:list-style-name="L14">
      <style:paragraph-properties fo:margin-top="0in" fo:margin-bottom="0in" style:contextual-spacing="false"/>
    </style:style>
    <style:style style:name="P30" style:family="paragraph" style:parent-style-name="Text_20_body" style:list-style-name="L15"/>
    <style:style style:name="P31" style:family="paragraph" style:parent-style-name="Text_20_body" style:list-style-name="L15">
      <style:paragraph-properties fo:margin-top="0in" fo:margin-bottom="0in" style:contextual-spacing="false"/>
    </style:style>
    <style:style style:name="P32" style:family="paragraph" style:parent-style-name="Text_20_body" style:list-style-name="L16"/>
    <style:style style:name="P33" style:family="paragraph" style:parent-style-name="Text_20_body" style:list-style-name="L16">
      <style:paragraph-properties fo:margin-top="0in" fo:margin-bottom="0in" style:contextual-spacing="false"/>
    </style:style>
    <style:style style:name="P34" style:family="paragraph" style:parent-style-name="Text_20_body" style:list-style-name="L17"/>
    <style:style style:name="P35" style:family="paragraph" style:parent-style-name="Text_20_body" style:list-style-name="L17">
      <style:paragraph-properties fo:margin-top="0in" fo:margin-bottom="0in" style:contextual-spacing="false"/>
    </style:style>
    <style:style style:name="P36" style:family="paragraph" style:parent-style-name="Text_20_body">
      <style:paragraph-properties fo:text-align="center" style:justify-single-word="false"/>
      <style:text-properties officeooo:paragraph-rsid="001e36e3"/>
    </style:style>
    <style:style style:name="T1" style:family="text">
      <style:text-properties officeooo:rsid="001e36e3"/>
    </style:style>
    <style:style style:name="T2" style:family="text">
      <style:text-properties style:text-underline-style="solid" style:text-underline-width="auto" style:text-underline-color="font-color" officeooo:rsid="001e36e3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<text:span text:style-name="Strong_20_Emphasis"><text:span text:style-name="T2">Jasmine Quick Reference</text:span></text:span></text:p>
      <text:p text:style-name="Text_20_body"><text:span text:style-name="Strong_20_Emphasis"/></text:p>
      <text:p text:style-name="Text_20_body"><text:span text:style-name="Strong_20_Emphasis">Jasmine:</text:span></text:p>
      <text:list text:style-name="L1">
        <text:list-item>
          <text:p text:style-name="P10">Behavior-driven development (BDD) framework for testing JavaScript code.</text:p>
        </text:list-item>
        <text:list-item>
          <text:p text:style-name="P10">Designed for writing clean and expressive tests to ensure the correctness of JavaScript applications.</text:p>
        </text:list-item>
        <text:list-item>
          <text:p text:style-name="P9">Provides a simple and intuitive syntax for defining and organizing test suites and expectations.</text:p>
        </text:list-item>
      </text:list>
      <text:p text:style-name="Text_20_body"><text:span text:style-name="Strong_20_Emphasis">Installation:</text:span></text:p>
      <text:list text:style-name="L2">
        <text:list-item>
          <text:p text:style-name="P11">Install Jasmine using npm or yarn:</text:p>
          <text:p text:style-name="P1">css</text:p>
        </text:list-item>
      </text:list>
      <text:list text:style-name="L3">
        <text:list-item>
          <text:p text:style-name="P2"><text:span text:style-name="Source_20_Text">npm install --save-dev jasmine</text:span></text:p>
        </text:list-item>
      </text:list>
      <text:p text:style-name="Text_20_body"><text:span text:style-name="Strong_20_Emphasis">Writing Specs:</text:span></text:p>
      <text:list text:style-name="L4">
        <text:list-item>
          <text:p text:style-name="P13">Write specs (tests) using the <text:span text:style-name="Source_20_Text">it()</text:span> function.</text:p>
        </text:list-item>
        <text:list-item>
          <text:p text:style-name="P13">Define test cases and expectations within the <text:span text:style-name="Source_20_Text">it()</text:span> blocks.</text:p>
        </text:list-item>
        <text:list-item>
          <text:p text:style-name="P12">Example:</text:p>
          <text:p text:style-name="P3">javascript</text:p>
        </text:list-item>
      </text:list>
      <text:list text:style-name="L5">
        <text:list-item>
          <text:p text:style-name="P4"><text:span text:style-name="Source_20_Text">describe('Math operations', () =&gt; {</text:span></text:p>
          <text:p text:style-name="P4"><text:span text:style-name="Source_20_Text"><text:s text:c="2"/>it('adds 1 + 2 to equal 3', () =&gt; {</text:span></text:p>
          <text:p text:style-name="P4"><text:span text:style-name="Source_20_Text"><text:s text:c="4"/>expect(1 + 2).toEqual(3);</text:span></text:p>
          <text:p text:style-name="P4"><text:span text:style-name="Source_20_Text"><text:s text:c="2"/>});</text:span></text:p>
          <text:p text:style-name="P5"><text:span text:style-name="Source_20_Text">});</text:span></text:p>
        </text:list-item>
      </text:list>
      <text:p text:style-name="Text_20_body"><text:span text:style-name="Strong_20_Emphasis">Matchers:</text:span></text:p>
      <text:list text:style-name="L6">
        <text:list-item>
          <text:p text:style-name="P15">Matchers are functions used to make assertions in tests.</text:p>
        </text:list-item>
        <text:list-item>
          <text:p text:style-name="P15">Common matchers include <text:span text:style-name="Source_20_Text">toEqual()</text:span>, <text:span text:style-name="Source_20_Text">toBe()</text:span>, <text:span text:style-name="Source_20_Text">toContain()</text:span>, <text:span text:style-name="Source_20_Text">toBeTruthy()</text:span>, <text:span text:style-name="Source_20_Text">toBeFalsy()</text:span>, <text:span text:style-name="Source_20_Text">toBeGreaterThan()</text:span>, <text:span text:style-name="Source_20_Text">toThrow()</text:span>, etc.</text:p>
        </text:list-item>
        <text:list-item>
          <text:p text:style-name="P14">Use matchers to compare values, check for truthiness, verify array or object contents, and handle exceptions.</text:p>
        </text:list-item>
      </text:list>
      <text:p text:style-name="Text_20_body"><text:span text:style-name="Strong_20_Emphasis">Setup and Teardown:</text:span></text:p>
      <text:list text:style-name="L7">
        <text:list-item>
          <text:p text:style-name="P17">Execute setup and teardown code before and after specs using <text:span text:style-name="Source_20_Text">beforeEach()</text:span>, <text:span text:style-name="Source_20_Text">afterEach()</text:span>, <text:span text:style-name="Source_20_Text">beforeAll()</text:span>, <text:span text:style-name="Source_20_Text">afterAll()</text:span> functions.</text:p>
        </text:list-item>
        <text:list-item>
          <text:p text:style-name="P16">Set up test environment configuration, initialize resources, and clean up after specs.</text:p>
        </text:list-item>
      </text:list>
      <text:p text:style-name="Text_20_body"><text:span text:style-name="Strong_20_Emphasis">Spying and Mocking:</text:span></text:p>
      <text:list text:style-name="L8">
        <text:list-item>
          <text:p text:style-name="P19">Spy on functions and track their calls using Jasmine spies.</text:p>
        </text:list-item>
        <text:list-item>
          <text:p text:style-name="P19"><text:soft-page-break/>Use <text:span text:style-name="Source_20_Text">jasmine.createSpy()</text:span> to create a spy, <text:span text:style-name="Source_20_Text">spyOn()</text:span> to spy on existing functions, and matchers like <text:span text:style-name="Source_20_Text">toHaveBeenCalled()</text:span>, <text:span text:style-name="Source_20_Text">toHaveBeenCalledWith()</text:span> to assert spy behavior.</text:p>
        </text:list-item>
        <text:list-item>
          <text:p text:style-name="P18">Mock dependencies by replacing functions or objects with spy implementations.</text:p>
        </text:list-item>
      </text:list>
      <text:p text:style-name="Text_20_body"><text:span text:style-name="Strong_20_Emphasis">Asynchronous Testing:</text:span></text:p>
      <text:list text:style-name="L9">
        <text:list-item>
          <text:p text:style-name="P21">Test asynchronous code using Jasmine's built-in support for promises and callback functions.</text:p>
        </text:list-item>
        <text:list-item>
          <text:p text:style-name="P21">Use <text:span text:style-name="Source_20_Text">done</text:span> callback or <text:span text:style-name="Source_20_Text">async</text:span>/<text:span text:style-name="Source_20_Text">await</text:span> keywords for asynchronous specs.</text:p>
        </text:list-item>
        <text:list-item>
          <text:p text:style-name="P20">Example:</text:p>
          <text:p text:style-name="P6">javascript</text:p>
        </text:list-item>
      </text:list>
      <text:list text:style-name="L10">
        <text:list-item>
          <text:p text:style-name="P7"><text:span text:style-name="Source_20_Text">it('fetches user data', (done) =&gt; {</text:span></text:p>
          <text:p text:style-name="P7"><text:span text:style-name="Source_20_Text"><text:s text:c="2"/>fetchData().then((data) =&gt; {</text:span></text:p>
          <text:p text:style-name="P7"><text:span text:style-name="Source_20_Text"><text:s text:c="4"/>expect(data).toEqual({ name: 'John', age: 30 });</text:span></text:p>
          <text:p text:style-name="P7"><text:span text:style-name="Source_20_Text"><text:s text:c="4"/>done();</text:span></text:p>
          <text:p text:style-name="P7"><text:span text:style-name="Source_20_Text"><text:s text:c="2"/>});</text:span></text:p>
          <text:p text:style-name="P8"><text:span text:style-name="Source_20_Text">});</text:span></text:p>
        </text:list-item>
      </text:list>
      <text:p text:style-name="Text_20_body"><text:span text:style-name="Strong_20_Emphasis">Clock Mocking:</text:span></text:p>
      <text:list text:style-name="L11">
        <text:list-item>
          <text:p text:style-name="P23">Mock time-related functions and control time in tests using Jasmine's built-in clock.</text:p>
        </text:list-item>
        <text:list-item>
          <text:p text:style-name="P22">Use <text:span text:style-name="Source_20_Text">jasmine.clock().install()</text:span> to install the clock, <text:span text:style-name="Source_20_Text">jasmine.clock().tick()</text:span> to advance time, and <text:span text:style-name="Source_20_Text">jasmine.clock().uninstall()</text:span> to remove the clock.</text:p>
        </text:list-item>
      </text:list>
      <text:p text:style-name="Text_20_body"><text:span text:style-name="Strong_20_Emphasis">Spies and Stubs:</text:span></text:p>
      <text:list text:style-name="L12">
        <text:list-item>
          <text:p text:style-name="P25">Spies allow tracking function calls and arguments, while stubs replace functions with custom implementations.</text:p>
        </text:list-item>
        <text:list-item>
          <text:p text:style-name="P24">Use spies and stubs for testing side effects, function calls, and interaction with external dependencies.</text:p>
        </text:list-item>
      </text:list>
      <text:p text:style-name="Text_20_body"><text:span text:style-name="Strong_20_Emphasis">Focused Specs and Excluding Specs:</text:span></text:p>
      <text:list text:style-name="L13">
        <text:list-item>
          <text:p text:style-name="P27">Focus on specific specs by using <text:span text:style-name="Source_20_Text">fdescribe()</text:span> or <text:span text:style-name="Source_20_Text">fit()</text:span> functions.</text:p>
        </text:list-item>
        <text:list-item>
          <text:p text:style-name="P27">Exclude specific specs from execution by using <text:span text:style-name="Source_20_Text">xdescribe()</text:span> or <text:span text:style-name="Source_20_Text">xit()</text:span> functions.</text:p>
        </text:list-item>
        <text:list-item>
          <text:p text:style-name="P26">Focus and exclusion functions help in isolating and debugging specific tests during development.</text:p>
        </text:list-item>
      </text:list>
      <text:p text:style-name="Text_20_body"><text:span text:style-name="Strong_20_Emphasis">Matchers Customization:</text:span></text:p>
      <text:list text:style-name="L14">
        <text:list-item>
          <text:p text:style-name="P29">Extend Jasmine's matcher functionality by defining custom matchers.</text:p>
        </text:list-item>
        <text:list-item>
          <text:p text:style-name="P29">Define custom matchers using the <text:span text:style-name="Source_20_Text">jasmine.addMatchers()</text:span> function and register matchers for specific data types or use cases.</text:p>
        </text:list-item>
        <text:list-item>
          <text:p text:style-name="P28">Custom matchers improve readability and expressiveness of test assertions.</text:p>
        </text:list-item>
      </text:list>
      <text:p text:style-name="Text_20_body"><text:span text:style-name="Strong_20_Emphasis">Reporters:</text:span></text:p>
      <text:list text:style-name="L15">
        <text:list-item>
          <text:p text:style-name="P31">Generate test reports and output using Jasmine reporters.</text:p>
        </text:list-item>
        <text:list-item>
          <text:p text:style-name="P31"><text:soft-page-break/>Configure reporters to output test results in various formats (e.g., console, HTML, JUnit XML, JSON).</text:p>
        </text:list-item>
        <text:list-item>
          <text:p text:style-name="P30">Customize reporter options to include additional information, filtering, and output formatting.</text:p>
        </text:list-item>
      </text:list>
      <text:p text:style-name="Text_20_body"><text:span text:style-name="Strong_20_Emphasis">Configuration:</text:span></text:p>
      <text:list text:style-name="L16">
        <text:list-item>
          <text:p text:style-name="P33">Customize Jasmine behavior and settings using a configuration file (e.g., <text:span text:style-name="Source_20_Text">jasmine.json</text:span>).</text:p>
        </text:list-item>
        <text:list-item>
          <text:p text:style-name="P33">Configure options like randomization, test timeout, reporter selection, and spec file patterns.</text:p>
        </text:list-item>
        <text:list-item>
          <text:p text:style-name="P32">Configuration files help in standardizing testing setups across projects and environments.</text:p>
        </text:list-item>
      </text:list>
      <text:p text:style-name="Text_20_body"><text:span text:style-name="Strong_20_Emphasis">Integration with Other Tools:</text:span></text:p>
      <text:list text:style-name="L17">
        <text:list-item>
          <text:p text:style-name="P35">Integrate Jasmine with other development and testing tools like Karma, Protractor, Webpack, Babel, ESLint, etc.</text:p>
        </text:list-item>
        <text:list-item>
          <text:p text:style-name="P34">Use Jasmine's APIs and plugins to extend functionality and integrate with existing workflows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7T11:55:17.438182677</meta:creation-date>
    <dc:date>2024-04-07T12:12:51.598743027</dc:date>
    <meta:editing-duration>PT46S</meta:editing-duration>
    <meta:editing-cycles>2</meta:editing-cycles>
    <meta:generator>LibreOffice/7.6.6.3$Linux_X86_64 LibreOffice_project/60$Build-3</meta:generator>
    <meta:document-statistic meta:table-count="0" meta:image-count="0" meta:object-count="0" meta:page-count="3" meta:paragraph-count="66" meta:word-count="537" meta:character-count="3657" meta:non-whitespace-character-count="3218"/>
  </office:meta>
</office:document-meta>
</file>